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6666ff" fo:font-weight="bold" style:font-weight-asian="bold" style:font-weight-complex="bold"/>
    </style:style>
    <style:style style:name="ce3" style:family="table-cell" style:parent-style-name="Default">
      <style:table-cell-properties fo:background-color="#cc9900"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6" style:family="table-cell" style:parent-style-name="Default">
      <style:table-cell-properties fo:background-color="#cc9900" fo:border="0.74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ff3300" fo:border="0.74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3399ff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 table:number-columns-spanned="3" table:number-rows-spanned="1">
            <text:p>NoAlias</text:p>
          </table:table-cell>
          <table:covered-table-cell table:number-columns-repeated="2"/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SRAA</text:p>
          </table:table-cell>
          <table:table-cell table:style-name="ce5" office:value-type="string" calcext:value-type="string">
            <text:p>basicaa</text:p>
          </table:table-cell>
          <table:table-cell table:style-name="ce5" office:value-type="string" calcext:value-type="string">
            <text:p>SRAA+basica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1.bzip2/401.bzip2</text:p>
          </table:table-cell>
          <table:table-cell office:value-type="float" office:value="2457222" calcext:value-type="float">
            <text:p>2457222</text:p>
          </table:table-cell>
          <table:table-cell office:value-type="float" office:value="1359970" calcext:value-type="float">
            <text:p>1359970</text:p>
          </table:table-cell>
          <table:table-cell office:value-type="float" office:value="517284" calcext:value-type="float">
            <text:p>517284</text:p>
          </table:table-cell>
          <table:table-cell office:value-type="float" office:value="1390701" calcext:value-type="float">
            <text:p>1390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1.omnetpp/471.omnetpp</text:p>
          </table:table-cell>
          <table:table-cell office:value-type="float" office:value="12950655" calcext:value-type="float">
            <text:p>12950655</text:p>
          </table:table-cell>
          <table:table-cell office:value-type="float" office:value="234216" calcext:value-type="float">
            <text:p>234216</text:p>
          </table:table-cell>
          <table:table-cell office:value-type="float" office:value="2432067" calcext:value-type="float">
            <text:p>2432067</text:p>
          </table:table-cell>
          <table:table-cell office:value-type="float" office:value="2584675" calcext:value-type="float">
            <text:p>2584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6.hmmer/456.hmmer</text:p>
          </table:table-cell>
          <table:table-cell office:value-type="float" office:value="2638825" calcext:value-type="float">
            <text:p>2638825</text:p>
          </table:table-cell>
          <table:table-cell office:value-type="float" office:value="549175" calcext:value-type="float">
            <text:p>549175</text:p>
          </table:table-cell>
          <table:table-cell office:value-type="float" office:value="238452" calcext:value-type="float">
            <text:p>238452</text:p>
          </table:table-cell>
          <table:table-cell office:value-type="float" office:value="638692" calcext:value-type="float">
            <text:p>638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4.h264ref/464.h264ref</text:p>
          </table:table-cell>
          <table:table-cell office:value-type="float" office:value="19723741" calcext:value-type="float">
            <text:p>19723741</text:p>
          </table:table-cell>
          <table:table-cell office:value-type="float" office:value="1461301" calcext:value-type="float">
            <text:p>1461301</text:p>
          </table:table-cell>
          <table:table-cell office:value-type="float" office:value="2437957" calcext:value-type="float">
            <text:p>2437957</text:p>
          </table:table-cell>
          <table:table-cell office:value-type="float" office:value="2972841" calcext:value-type="float">
            <text:p>2972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3.xalancbmk/483.xalancbmk</text:p>
          </table:table-cell>
          <table:table-cell office:value-type="float" office:value="10035909" calcext:value-type="float">
            <text:p>10035909</text:p>
          </table:table-cell>
          <table:table-cell office:value-type="float" office:value="2896950" calcext:value-type="float">
            <text:p>2896950</text:p>
          </table:table-cell>
          <table:table-cell office:value-type="float" office:value="1737812" calcext:value-type="float">
            <text:p>1737812</text:p>
          </table:table-cell>
          <table:table-cell office:value-type="float" office:value="3402948" calcext:value-type="float">
            <text:p>34029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5.gobmk/445.gobmk</text:p>
          </table:table-cell>
          <table:table-cell office:value-type="float" office:value="3444877" calcext:value-type="float">
            <text:p>3444877</text:p>
          </table:table-cell>
          <table:table-cell office:value-type="float" office:value="916161" calcext:value-type="float">
            <text:p>916161</text:p>
          </table:table-cell>
          <table:table-cell office:value-type="float" office:value="1613460" calcext:value-type="float">
            <text:p>1613460</text:p>
          </table:table-cell>
          <table:table-cell office:value-type="float" office:value="2208457" calcext:value-type="float">
            <text:p>2208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9.mcf/429.mcf</text:p>
          </table:table-cell>
          <table:table-cell office:value-type="float" office:value="47422" calcext:value-type="float">
            <text:p>47422</text:p>
          </table:table-cell>
          <table:table-cell office:value-type="float" office:value="16414" calcext:value-type="float">
            <text:p>16414</text:p>
          </table:table-cell>
          <table:table-cell office:value-type="float" office:value="6839" calcext:value-type="float">
            <text:p>6839</text:p>
          </table:table-cell>
          <table:table-cell office:value-type="float" office:value="17921" calcext:value-type="float">
            <text:p>17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0.perlbench/400.perlbench</text:p>
          </table:table-cell>
          <table:table-cell office:value-type="float" office:value="23527764" calcext:value-type="float">
            <text:p>23527764</text:p>
          </table:table-cell>
          <table:table-cell office:value-type="float" office:value="3787447" calcext:value-type="float">
            <text:p>3787447</text:p>
          </table:table-cell>
          <table:table-cell office:value-type="float" office:value="2218333" calcext:value-type="float">
            <text:p>2218333</text:p>
          </table:table-cell>
          <table:table-cell office:value-type="float" office:value="4745398" calcext:value-type="float">
            <text:p>4745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2.libquantum/462.libquantum</text:p>
          </table:table-cell>
          <table:table-cell office:value-type="float" office:value="115176" calcext:value-type="float">
            <text:p>115176</text:p>
          </table:table-cell>
          <table:table-cell office:value-type="float" office:value="37422" calcext:value-type="float">
            <text:p>37422</text:p>
          </table:table-cell>
          <table:table-cell office:value-type="float" office:value="45940" calcext:value-type="float">
            <text:p>45940</text:p>
          </table:table-cell>
          <table:table-cell office:value-type="float" office:value="64037" calcext:value-type="float">
            <text:p>64037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3" table:formula="of:=SUM([.B3:.B11])" office:value-type="float" office:value="74941591" calcext:value-type="float">
            <text:p>74941591</text:p>
          </table:table-cell>
          <table:table-cell table:style-name="ce3" table:formula="of:=SUM([.C3:.C11])" office:value-type="float" office:value="11259056" calcext:value-type="float">
            <text:p>11259056</text:p>
          </table:table-cell>
          <table:table-cell table:style-name="ce3" table:formula="of:=SUM([.D3:.D11])" office:value-type="float" office:value="11248144" calcext:value-type="float">
            <text:p>11248144</text:p>
          </table:table-cell>
          <table:table-cell table:style-name="ce3" table:formula="of:=SUM([.E3:.E11])" office:value-type="float" office:value="18025670" calcext:value-type="float">
            <text:p>180256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%</text:p>
          </table:table-cell>
          <table:table-cell table:style-name="ce3"/>
          <table:table-cell table:style-name="ce3" table:formula="of:=PRODUCT([.C14];100)/[.B14]" office:value-type="float" office:value="15.0237749823059" calcext:value-type="float">
            <text:p>15.0237749823</text:p>
          </table:table-cell>
          <table:table-cell table:style-name="ce6" table:formula="of:=PRODUCT([.D14];100)/[.B14]" office:value-type="float" office:value="15.0092143093146" calcext:value-type="float">
            <text:p>15.0092143093</text:p>
          </table:table-cell>
          <table:table-cell table:style-name="ce8" table:formula="of:=PRODUCT([.E14];100)/[.B14]" office:value-type="float" office:value="24.0529587902664" calcext:value-type="float">
            <text:p>24.0529587903</text:p>
          </table:table-cell>
          <table:table-cell table:number-columns-repeated="8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2" office:value-type="string" calcext:value-type="string">
            <text:p>SRA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Alias</text:p>
          </table:table-cell>
          <table:table-cell table:style-name="ce7" office:value-type="string" calcext:value-type="string">
            <text:p>NoAliasTest_1</text:p>
          </table:table-cell>
          <table:table-cell table:style-name="ce9" office:value-type="string" calcext:value-type="string">
            <text:p>%</text:p>
          </table:table-cell>
          <table:table-cell office:value-type="string" calcext:value-type="string">
            <text:p>NoAliasTest_2</text:p>
          </table:table-cell>
          <table:table-cell table:style-name="ce4" office:value-type="string" calcext:value-type="string">
            <text:p>%</text:p>
          </table:table-cell>
          <table:table-cell table:style-name="ce7" office:value-type="string" calcext:value-type="string">
            <text:p>NoAliasTest_3</text:p>
          </table:table-cell>
          <table:table-cell table:style-name="ce9" office:value-type="string" calcext:value-type="string">
            <text:p>%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Time_Test1</text:p>
          </table:table-cell>
          <table:table-cell office:value-type="string" calcext:value-type="string">
            <text:p>Time_Test2</text:p>
          </table:table-cell>
          <table:table-cell office:value-type="string" calcext:value-type="string">
            <text:p>Time_Test3</text:p>
          </table:table-cell>
        </table:table-row>
        <table:table-row table:style-name="ro1">
          <table:table-cell office:value-type="string" calcext:value-type="string">
            <text:p>401.bzip2/401.bzip2</text:p>
          </table:table-cell>
          <table:table-cell office:value-type="float" office:value="2457222" calcext:value-type="float">
            <text:p>2457222</text:p>
          </table:table-cell>
          <table:table-cell office:value-type="float" office:value="1359970" calcext:value-type="float">
            <text:p>1359970</text:p>
          </table:table-cell>
          <table:table-cell office:value-type="float" office:value="650645" calcext:value-type="float">
            <text:p>650645</text:p>
          </table:table-cell>
          <table:table-cell table:style-name="ce10" table:formula="of:=PRODUCT([.D25];100)/[.C25]" office:value-type="float" office:value="47.8425994691059" calcext:value-type="float">
            <text:p>47.8425994691</text:p>
          </table:table-cell>
          <table:table-cell office:value-type="float" office:value="734434" calcext:value-type="float">
            <text:p>734434</text:p>
          </table:table-cell>
          <table:table-cell table:style-name="ce10" table:formula="of:=PRODUCT([.F25];100)/[.C25]" office:value-type="float" office:value="54.0036912578954" calcext:value-type="float">
            <text:p>54.0036912579</text:p>
          </table:table-cell>
          <table:table-cell office:value-type="float" office:value="602866" calcext:value-type="float">
            <text:p>602866</text:p>
          </table:table-cell>
          <table:table-cell/>
          <table:table-cell office:value-type="float" office:value="4.686818" calcext:value-type="float">
            <text:p>4.686818</text:p>
          </table:table-cell>
          <table:table-cell office:value-type="float" office:value="0.8279124" calcext:value-type="float">
            <text:p>0.8279124</text:p>
          </table:table-cell>
          <table:table-cell office:value-type="float" office:value="1.153394" calcext:value-type="float">
            <text:p>1.153394</text:p>
          </table:table-cell>
          <table:table-cell office:value-type="float" office:value="0.5424368" calcext:value-type="float">
            <text:p>0.5424368</text:p>
          </table:table-cell>
        </table:table-row>
        <table:table-row table:style-name="ro1">
          <table:table-cell office:value-type="string" calcext:value-type="string">
            <text:p>471.omnetpp/471.omnetpp</text:p>
          </table:table-cell>
          <table:table-cell office:value-type="float" office:value="12950655" calcext:value-type="float">
            <text:p>12950655</text:p>
          </table:table-cell>
          <table:table-cell office:value-type="float" office:value="234216" calcext:value-type="float">
            <text:p>234216</text:p>
          </table:table-cell>
          <table:table-cell office:value-type="float" office:value="58607" calcext:value-type="float">
            <text:p>58607</text:p>
          </table:table-cell>
          <table:table-cell table:style-name="ce11" table:formula="of:=PRODUCT([.D26];100)/[.C26]" office:value-type="float" office:value="25.022628684633" calcext:value-type="float">
            <text:p>25.0226286846</text:p>
          </table:table-cell>
          <table:table-cell office:value-type="float" office:value="73707" calcext:value-type="float">
            <text:p>73707</text:p>
          </table:table-cell>
          <table:table-cell table:style-name="ce11" table:formula="of:=PRODUCT([.F26];100)/[.C26]" office:value-type="float" office:value="31.4696690234655" calcext:value-type="float">
            <text:p>31.4696690235</text:p>
          </table:table-cell>
          <table:table-cell office:value-type="float" office:value="160256" calcext:value-type="float">
            <text:p>160256</text:p>
          </table:table-cell>
          <table:table-cell/>
          <table:table-cell office:value-type="float" office:value="18.5874" calcext:value-type="float">
            <text:p>18.5874</text:p>
          </table:table-cell>
          <table:table-cell office:value-type="float" office:value="3.690198" calcext:value-type="float">
            <text:p>3.690198</text:p>
          </table:table-cell>
          <table:table-cell office:value-type="float" office:value="5.937293" calcext:value-type="float">
            <text:p>5.937293</text:p>
          </table:table-cell>
          <table:table-cell office:value-type="float" office:value="2.842311" calcext:value-type="float">
            <text:p>2.842311</text:p>
          </table:table-cell>
        </table:table-row>
        <table:table-row table:style-name="ro1">
          <table:table-cell office:value-type="string" calcext:value-type="string">
            <text:p>456.hmmer/456.hmmer</text:p>
          </table:table-cell>
          <table:table-cell office:value-type="float" office:value="2638825" calcext:value-type="float">
            <text:p>2638825</text:p>
          </table:table-cell>
          <table:table-cell office:value-type="float" office:value="549175" calcext:value-type="float">
            <text:p>549175</text:p>
          </table:table-cell>
          <table:table-cell office:value-type="float" office:value="130021" calcext:value-type="float">
            <text:p>130021</text:p>
          </table:table-cell>
          <table:table-cell table:style-name="ce11" table:formula="of:=PRODUCT([.D27];100)/[.C27]" office:value-type="float" office:value="23.6756953612237" calcext:value-type="float">
            <text:p>23.6756953612</text:p>
          </table:table-cell>
          <table:table-cell office:value-type="float" office:value="141372" calcext:value-type="float">
            <text:p>141372</text:p>
          </table:table-cell>
          <table:table-cell table:style-name="ce11" table:formula="of:=PRODUCT([.F27];100)/[.C27]" office:value-type="float" office:value="25.7426139208813" calcext:value-type="float">
            <text:p>25.7426139209</text:p>
          </table:table-cell>
          <table:table-cell office:value-type="float" office:value="403120" calcext:value-type="float">
            <text:p>403120</text:p>
          </table:table-cell>
          <table:table-cell/>
          <table:table-cell office:value-type="float" office:value="21.14154" calcext:value-type="float">
            <text:p>21.14154</text:p>
          </table:table-cell>
          <table:table-cell office:value-type="float" office:value="0.6774666" calcext:value-type="float">
            <text:p>0.6774666</text:p>
          </table:table-cell>
          <table:table-cell office:value-type="float" office:value="0.8219406" calcext:value-type="float">
            <text:p>0.8219406</text:p>
          </table:table-cell>
          <table:table-cell office:value-type="float" office:value="0.5445831" calcext:value-type="float">
            <text:p>0.5445831</text:p>
          </table:table-cell>
        </table:table-row>
        <table:table-row table:style-name="ro1">
          <table:table-cell office:value-type="string" calcext:value-type="string">
            <text:p>464.h264ref/464.h264ref</text:p>
          </table:table-cell>
          <table:table-cell office:value-type="float" office:value="19723741" calcext:value-type="float">
            <text:p>19723741</text:p>
          </table:table-cell>
          <table:table-cell office:value-type="float" office:value="1461301" calcext:value-type="float">
            <text:p>1461301</text:p>
          </table:table-cell>
          <table:table-cell office:value-type="float" office:value="261352" calcext:value-type="float">
            <text:p>261352</text:p>
          </table:table-cell>
          <table:table-cell table:style-name="ce11" table:formula="of:=PRODUCT([.D28];100)/[.C28]" office:value-type="float" office:value="17.8848847704888" calcext:value-type="float">
            <text:p>17.8848847705</text:p>
          </table:table-cell>
          <table:table-cell office:value-type="float" office:value="315512" calcext:value-type="float">
            <text:p>315512</text:p>
          </table:table-cell>
          <table:table-cell table:style-name="ce11" table:formula="of:=PRODUCT([.F28];100)/[.C28]" office:value-type="float" office:value="21.5911711550187" calcext:value-type="float">
            <text:p>21.591171155</text:p>
          </table:table-cell>
          <table:table-cell office:value-type="float" office:value="1141269" calcext:value-type="float">
            <text:p>1141269</text:p>
          </table:table-cell>
          <table:table-cell/>
          <table:table-cell office:value-type="float" office:value="51.03461" calcext:value-type="float">
            <text:p>51.03461</text:p>
          </table:table-cell>
          <table:table-cell office:value-type="float" office:value="4.922882" calcext:value-type="float">
            <text:p>4.922882</text:p>
          </table:table-cell>
          <table:table-cell office:value-type="float" office:value="6.899981" calcext:value-type="float">
            <text:p>6.899981</text:p>
          </table:table-cell>
          <table:table-cell office:value-type="float" office:value="3.922487" calcext:value-type="float">
            <text:p>3.922487</text:p>
          </table:table-cell>
        </table:table-row>
        <table:table-row table:style-name="ro1">
          <table:table-cell office:value-type="string" calcext:value-type="string">
            <text:p>483.xalancbmk/483.xalancbmk</text:p>
          </table:table-cell>
          <table:table-cell office:value-type="float" office:value="10035909" calcext:value-type="float">
            <text:p>10035909</text:p>
          </table:table-cell>
          <table:table-cell office:value-type="float" office:value="2896950" calcext:value-type="float">
            <text:p>2896950</text:p>
          </table:table-cell>
          <table:table-cell office:value-type="float" office:value="806157" calcext:value-type="float">
            <text:p>806157</text:p>
          </table:table-cell>
          <table:table-cell table:style-name="ce11" table:formula="of:=PRODUCT([.D29];100)/[.C29]" office:value-type="float" office:value="27.8277843939315" calcext:value-type="float">
            <text:p>27.8277843939</text:p>
          </table:table-cell>
          <table:table-cell office:value-type="float" office:value="876142" calcext:value-type="float">
            <text:p>876142</text:p>
          </table:table-cell>
          <table:table-cell table:style-name="ce11" table:formula="of:=PRODUCT([.F29];100)/[.C29]" office:value-type="float" office:value="30.2436010286681" calcext:value-type="float">
            <text:p>30.2436010287</text:p>
          </table:table-cell>
          <table:table-cell office:value-type="float" office:value="2019971" calcext:value-type="float">
            <text:p>2019971</text:p>
          </table:table-cell>
          <table:table-cell/>
          <table:table-cell office:value-type="float" office:value="27.90207" calcext:value-type="float">
            <text:p>27.90207</text:p>
          </table:table-cell>
          <table:table-cell office:value-type="float" office:value="2.432959" calcext:value-type="float">
            <text:p>2.432959</text:p>
          </table:table-cell>
          <table:table-cell office:value-type="float" office:value="2.880302" calcext:value-type="float">
            <text:p>2.880302</text:p>
          </table:table-cell>
          <table:table-cell office:value-type="float" office:value="1.942289" calcext:value-type="float">
            <text:p>1.942289</text:p>
          </table:table-cell>
        </table:table-row>
        <table:table-row table:style-name="ro1">
          <table:table-cell office:value-type="string" calcext:value-type="string">
            <text:p>445.gobmk/445.gobmk</text:p>
          </table:table-cell>
          <table:table-cell office:value-type="float" office:value="3444877" calcext:value-type="float">
            <text:p>3444877</text:p>
          </table:table-cell>
          <table:table-cell office:value-type="float" office:value="916161" calcext:value-type="float">
            <text:p>916161</text:p>
          </table:table-cell>
          <table:table-cell office:value-type="float" office:value="2412" calcext:value-type="float">
            <text:p>2412</text:p>
          </table:table-cell>
          <table:table-cell table:style-name="ce11" table:formula="of:=PRODUCT([.D30];100)/[.C30]" office:value-type="float" office:value="0.263272503413701" calcext:value-type="float">
            <text:p>0.2632725034</text:p>
          </table:table-cell>
          <table:table-cell office:value-type="float" office:value="874987" calcext:value-type="float">
            <text:p>874987</text:p>
          </table:table-cell>
          <table:table-cell table:style-name="ce11" table:formula="of:=PRODUCT([.F30];100)/[.C30]" office:value-type="float" office:value="95.505811751428" calcext:value-type="float">
            <text:p>95.5058117514</text:p>
          </table:table-cell>
          <table:table-cell office:value-type="float" office:value="40366" calcext:value-type="float">
            <text:p>40366</text:p>
          </table:table-cell>
          <table:table-cell/>
          <table:table-cell office:value-type="float" office:value="42.16858" calcext:value-type="float">
            <text:p>42.16858</text:p>
          </table:table-cell>
          <table:table-cell office:value-type="float" office:value="0.8990486" calcext:value-type="float">
            <text:p>0.8990486</text:p>
          </table:table-cell>
          <table:table-cell office:value-type="float" office:value="1.597231" calcext:value-type="float">
            <text:p>1.597231</text:p>
          </table:table-cell>
          <table:table-cell office:value-type="float" office:value="0.711356" calcext:value-type="float">
            <text:p>0.711356</text:p>
          </table:table-cell>
        </table:table-row>
        <table:table-row table:style-name="ro1">
          <table:table-cell office:value-type="string" calcext:value-type="string">
            <text:p>429.mcf/429.mcf</text:p>
          </table:table-cell>
          <table:table-cell office:value-type="float" office:value="47422" calcext:value-type="float">
            <text:p>47422</text:p>
          </table:table-cell>
          <table:table-cell office:value-type="float" office:value="16414" calcext:value-type="float">
            <text:p>16414</text:p>
          </table:table-cell>
          <table:table-cell office:value-type="float" office:value="4379" calcext:value-type="float">
            <text:p>4379</text:p>
          </table:table-cell>
          <table:table-cell table:style-name="ce11" table:formula="of:=PRODUCT([.D31];100)/[.C31]" office:value-type="float" office:value="26.678445229682" calcext:value-type="float">
            <text:p>26.6784452297</text:p>
          </table:table-cell>
          <table:table-cell office:value-type="float" office:value="4747" calcext:value-type="float">
            <text:p>4747</text:p>
          </table:table-cell>
          <table:table-cell table:style-name="ce11" table:formula="of:=PRODUCT([.F31];100)/[.C31]" office:value-type="float" office:value="28.9204337760448" calcext:value-type="float">
            <text:p>28.920433776</text:p>
          </table:table-cell>
          <table:table-cell office:value-type="float" office:value="11647" calcext:value-type="float">
            <text:p>11647</text:p>
          </table:table-cell>
          <table:table-cell/>
          <table:table-cell office:value-type="float" office:value="0.05823389" calcext:value-type="float">
            <text:p>0.05823389</text:p>
          </table:table-cell>
          <table:table-cell office:value-type="float" office:value="0.01249626" calcext:value-type="float">
            <text:p>0.01249626</text:p>
          </table:table-cell>
          <table:table-cell office:value-type="float" office:value="0.01541798" calcext:value-type="float">
            <text:p>0.01541798</text:p>
          </table:table-cell>
          <table:table-cell office:value-type="float" office:value="0.009838647" calcext:value-type="float">
            <text:p>0.009838647</text:p>
          </table:table-cell>
        </table:table-row>
        <table:table-row table:style-name="ro1">
          <table:table-cell office:value-type="string" calcext:value-type="string">
            <text:p>400.perlbench/400.perlbench</text:p>
          </table:table-cell>
          <table:table-cell office:value-type="float" office:value="23527764" calcext:value-type="float">
            <text:p>23527764</text:p>
          </table:table-cell>
          <table:table-cell office:value-type="float" office:value="3787447" calcext:value-type="float">
            <text:p>3787447</text:p>
          </table:table-cell>
          <table:table-cell office:value-type="float" office:value="1505360" calcext:value-type="float">
            <text:p>1505360</text:p>
          </table:table-cell>
          <table:table-cell table:style-name="ce11" table:formula="of:=PRODUCT([.D32];100)/[.C32]" office:value-type="float" office:value="39.7460347299909" calcext:value-type="float">
            <text:p>39.74603473</text:p>
          </table:table-cell>
          <table:table-cell office:value-type="float" office:value="2006363" calcext:value-type="float">
            <text:p>2006363</text:p>
          </table:table-cell>
          <table:table-cell table:style-name="ce11" table:formula="of:=PRODUCT([.F32];100)/[.C32]" office:value-type="float" office:value="52.9740218146947" calcext:value-type="float">
            <text:p>52.9740218147</text:p>
          </table:table-cell>
          <table:table-cell office:value-type="float" office:value="1702345" calcext:value-type="float">
            <text:p>1702345</text:p>
          </table:table-cell>
          <table:table-cell/>
          <table:table-cell office:value-type="float" office:value="43.20611" calcext:value-type="float">
            <text:p>43.20611</text:p>
          </table:table-cell>
          <table:table-cell office:value-type="float" office:value="6.416111" calcext:value-type="float">
            <text:p>6.416111</text:p>
          </table:table-cell>
          <table:table-cell office:value-type="float" office:value="8.516562" calcext:value-type="float">
            <text:p>8.516562</text:p>
          </table:table-cell>
          <table:table-cell office:value-type="float" office:value="4.923983" calcext:value-type="float">
            <text:p>4.923983</text:p>
          </table:table-cell>
        </table:table-row>
        <table:table-row table:style-name="ro1">
          <table:table-cell office:value-type="string" calcext:value-type="string">
            <text:p>462.libquantum/462.libquantum</text:p>
          </table:table-cell>
          <table:table-cell office:value-type="float" office:value="115176" calcext:value-type="float">
            <text:p>115176</text:p>
          </table:table-cell>
          <table:table-cell office:value-type="float" office:value="37422" calcext:value-type="float">
            <text:p>37422</text:p>
          </table:table-cell>
          <table:table-cell office:value-type="float" office:value="4602" calcext:value-type="float">
            <text:p>4602</text:p>
          </table:table-cell>
          <table:table-cell table:style-name="ce11" table:formula="of:=PRODUCT([.D33];100)/[.C33]" office:value-type="float" office:value="12.2975789642456" calcext:value-type="float">
            <text:p>12.2975789642</text:p>
          </table:table-cell>
          <table:table-cell office:value-type="float" office:value="6462" calcext:value-type="float">
            <text:p>6462</text:p>
          </table:table-cell>
          <table:table-cell table:style-name="ce11" table:formula="of:=PRODUCT([.F33];100)/[.C33]" office:value-type="float" office:value="17.2679172679173" calcext:value-type="float">
            <text:p>17.2679172679</text:p>
          </table:table-cell>
          <table:table-cell office:value-type="float" office:value="30961" calcext:value-type="float">
            <text:p>30961</text:p>
          </table:table-cell>
          <table:table-cell/>
          <table:table-cell office:value-type="float" office:value="0.1473606" calcext:value-type="float">
            <text:p>0.1473606</text:p>
          </table:table-cell>
          <table:table-cell office:value-type="float" office:value="0.02798998" calcext:value-type="float">
            <text:p>0.02798998</text:p>
          </table:table-cell>
          <table:table-cell office:value-type="float" office:value="0.03688973" calcext:value-type="float">
            <text:p>0.03688973</text:p>
          </table:table-cell>
          <table:table-cell office:value-type="float" office:value="0.02348988" calcext:value-type="float">
            <text:p>0.02348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1:31:53.590543082</meta:creation-date>
    <dc:date>2016-09-06T12:29:47.638792343</dc:date>
    <meta:editing-duration>PT46M51S</meta:editing-duration>
    <meta:editing-cycles>6</meta:editing-cycles>
    <meta:generator>LibreOffice/5.1.4.2$Linux_X86_64 LibreOffice_project/10m0$Build-2</meta:generator>
    <meta:document-statistic meta:table-count="1" meta:cell-count="183" meta:object-count="0"/>
  </office:meta>
</office:document-meta>
</file>